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d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cd kanish</text:p>
      <text:p text:style-name="P1"><text:s text:c="2"/>ls</text:p>
      <text:p text:style-name="P1"><text:s text:c="2"/>hadoop fs -mkdir /Map_Reduce</text:p>
      <text:p text:style-name="P1"><text:s text:c="2"/>hadoop fs -copyFromLocal /home/edureka/Desktop/kanish /Map_Reduce <text:s/></text:p>
      <text:p text:style-name="P1">Ifconfig</text:p>
      <text:p text:style-name="P1"><text:s text:c="2"/>hadoop jar hadoop-mapreduce-examples-2.2.0.jar </text:p>
      <text:p text:style-name="P1"><text:s text:c="2"/>hadoop jar hadoop-mapreduce-examples-2.2.0.jar wordcount /MAp_Reduce/kanish /Map_Reduce/Count</text:p>
      <text:p text:style-name="P1"><text:s text:c="2"/>hadoop jar hadoop-mapreduce-examples-2.2.0.jar wordcount /Map_Reduce/kanish /Map_Reduce/Count</text:p>
      <text:p text:style-name="P1"><text:s text:c="2"/>hadoop jar hadoop-mapreduce-examples-2.2.0.jar wordmean /Map_Reduce/kanish /Map_Reduce/Mean</text:p>
      <text:p text:style-name="P1"><text:s text:c="2"/>hadoop jar hadoop-mapreduce-examples-2.2.0.jar wordmedian /Map_Reduce/kanish /Map_Reduce/Median</text:p>
      <text:p text:style-name="P1"><text:s text:c="2"/>hadoop jar hadoop-mapreduce-examples-2.2.0.jar wordstandarddeviation /Map_Reduce/kanish /Map_Reduce/SD</text:p>
      <text:p text:style-name="P1"><text:s text:c="2"/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8-25T18:11:36</meta:creation-date>
    <dc:date>2022-08-25T18:13:13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2" meta:word-count="47" meta:character-count="675" meta:non-whitespace-character-count="604"/>
    <meta:generator>LibreOffice/4.0.4.2$Linux_x86 LibreOffice_project/400m0$Build-2</meta:generator>
  </office:meta>
</office:document-meta>
</file>